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4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style="italic" fo:font-weight="normal" officeooo:paragraph-rsid="001fd2ea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paragraph-rsid="001ff5c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paragraph-rsid="002f2b5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rsid="0021acd7" officeooo:paragraph-rsid="0022ba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style:font-name="Liberation Serif" fo:font-size="12pt" fo:font-weight="normal" officeooo:paragraph-rsid="001ff5c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true" fo:line-height="100%"/>
      <style:text-properties officeooo:rsid="00222fa4" officeooo:paragraph-rsid="00222fa4"/>
    </style:style>
    <style:style style:name="P13" style:family="paragraph" style:parent-style-name="Text_20_body">
      <style:paragraph-properties fo:margin-top="0cm" fo:margin-bottom="0cm" loext:contextual-spacing="true" fo:line-height="100%"/>
    </style:style>
    <style:style style:name="P14" style:family="paragraph" style:parent-style-name="Text_20_body">
      <style:paragraph-properties fo:margin-top="0cm" fo:margin-bottom="0cm" loext:contextual-spacing="true" fo:line-height="100%"/>
      <style:text-properties officeooo:paragraph-rsid="002c51b9"/>
    </style:style>
    <style:style style:name="P15" style:family="paragraph" style:parent-style-name="Text_20_body">
      <style:paragraph-properties fo:margin-top="0cm" fo:margin-bottom="0cm" loext:contextual-spacing="true" fo:line-height="100%"/>
      <style:text-properties fo:color="#000000" style:font-name="Arial" fo:font-size="11pt" officeooo:rsid="00222fa4" officeooo:paragraph-rsid="00222fa4"/>
    </style:style>
    <style:style style:name="P16" style:family="paragraph" style:parent-style-name="Text_20_body">
      <style:paragraph-properties fo:margin-top="0cm" fo:margin-bottom="0cm" loext:contextual-spacing="true" fo:line-height="100%"/>
      <style:text-properties officeooo:rsid="0027ee9b" officeooo:paragraph-rsid="0027ee9b"/>
    </style:style>
    <style:style style:name="P17" style:family="paragraph" style:parent-style-name="Text_20_body">
      <style:paragraph-properties fo:margin-top="0cm" fo:margin-bottom="0cm" loext:contextual-spacing="true" fo:line-height="100%"/>
      <style:text-properties officeooo:rsid="00298f2b" officeooo:paragraph-rsid="00298f2b"/>
    </style:style>
    <style:style style:name="P18" style:family="paragraph" style:parent-style-name="Text_20_body">
      <style:paragraph-properties fo:margin-top="0cm" fo:margin-bottom="0cm" loext:contextual-spacing="true" fo:line-height="100%"/>
      <style:text-properties officeooo:rsid="002c51b9" officeooo:paragraph-rsid="002c51b9"/>
    </style:style>
    <style:style style:name="P19" style:family="paragraph" style:parent-style-name="Text_20_body">
      <style:paragraph-properties fo:margin-top="0cm" fo:margin-bottom="0cm" loext:contextual-spacing="true" fo:line-height="100%"/>
      <style:text-properties fo:font-style="italic" officeooo:rsid="002c51b9" officeooo:paragraph-rsid="002c51b9" style:font-style-asian="italic" style:font-style-complex="italic"/>
    </style:style>
    <style:style style:name="P20" style:family="paragraph" style:parent-style-name="Text_20_body">
      <style:paragraph-properties fo:margin-top="0cm" fo:margin-bottom="0cm" loext:contextual-spacing="true" fo:line-height="100%"/>
      <style:text-properties officeooo:rsid="002db833" officeooo:paragraph-rsid="002db833"/>
    </style:style>
    <style:style style:name="P21" style:family="paragraph" style:parent-style-name="Text_20_body">
      <style:paragraph-properties fo:margin-top="0cm" fo:margin-bottom="0cm" loext:contextual-spacing="true" fo:line-height="100%"/>
      <style:text-properties fo:font-style="normal" officeooo:rsid="0054e64d" officeooo:paragraph-rsid="0054e64d" style:font-style-asian="normal" style:font-style-complex="normal"/>
    </style:style>
    <style:style style:name="P22" style:family="paragraph" style:parent-style-name="Text_20_body">
      <style:paragraph-properties fo:margin-top="0cm" fo:margin-bottom="0cm" loext:contextual-spacing="true" fo:line-height="100%" fo:padding="0cm" fo:border="none"/>
      <style:text-properties officeooo:rsid="00471b73" officeooo:paragraph-rsid="00471b73"/>
    </style:style>
    <style:style style:name="P23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2f2b5e" officeooo:paragraph-rsid="002f2b5e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2f2b5e" officeooo:paragraph-rsid="003a5790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5790" officeooo:paragraph-rsid="003a5790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5790" officeooo:paragraph-rsid="003ade5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de5c" officeooo:paragraph-rsid="003ade5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c658d" officeooo:paragraph-rsid="004c658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2fb2d" officeooo:paragraph-rsid="0052fb2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345db" officeooo:paragraph-rsid="005345d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officeooo:rsid="00878204" officeooo:paragraph-rsid="00878204"/>
    </style:style>
    <style:style style:name="P32" style:family="paragraph" style:parent-style-name="Text_20_body" style:list-style-name="L44">
      <style:text-properties officeooo:rsid="00878204" officeooo:paragraph-rsid="00878204"/>
    </style:style>
    <style:style style:name="P33" style:family="paragraph" style:parent-style-name="Text_20_body" style:list-style-name="L46">
      <style:text-properties officeooo:rsid="008c3669" officeooo:paragraph-rsid="008c3669"/>
    </style:style>
    <style:style style:name="P34" style:family="paragraph" style:parent-style-name="Text_20_body" style:list-style-name="L46">
      <style:text-properties officeooo:rsid="008eaabe" officeooo:paragraph-rsid="008eaabe"/>
    </style:style>
    <style:style style:name="P35" style:family="paragraph" style:parent-style-name="Text_20_body" style:list-style-name="L46">
      <style:text-properties officeooo:rsid="008fd83f" officeooo:paragraph-rsid="008fd83f"/>
    </style:style>
    <style:style style:name="P36" style:family="paragraph" style:parent-style-name="Text_20_body" style:list-style-name="L44">
      <style:text-properties officeooo:rsid="009972ed" officeooo:paragraph-rsid="009972ed"/>
    </style:style>
    <style:style style:name="P37" style:family="paragraph" style:parent-style-name="Text_20_body" style:list-style-name="L44">
      <style:text-properties officeooo:rsid="009b6018" officeooo:paragraph-rsid="009b6018"/>
    </style:style>
    <style:style style:name="P38" style:family="paragraph" style:parent-style-name="Text_20_body" style:list-style-name="L44">
      <style:text-properties officeooo:rsid="009c956f" officeooo:paragraph-rsid="009c956f"/>
    </style:style>
    <style:style style:name="P39" style:family="paragraph" style:parent-style-name="Text_20_body" style:list-style-name="L44">
      <style:text-properties officeooo:rsid="009dd297" officeooo:paragraph-rsid="009dd297"/>
    </style:style>
    <style:style style:name="P40" style:family="paragraph" style:parent-style-name="Text_20_body">
      <style:text-properties officeooo:rsid="009e7322" officeooo:paragraph-rsid="009e7322"/>
    </style:style>
    <style:style style:name="P41" style:family="paragraph" style:parent-style-name="Text_20_body" style:list-style-name="L47">
      <style:text-properties officeooo:rsid="00a05c4e" officeooo:paragraph-rsid="00a05c4e"/>
    </style:style>
    <style:style style:name="P42" style:family="paragraph" style:parent-style-name="Text_20_body">
      <style:text-properties officeooo:rsid="00a218b9" officeooo:paragraph-rsid="00a218b9"/>
    </style:style>
    <style:style style:name="P43" style:family="paragraph" style:parent-style-name="Text_20_body" style:list-style-name="L48">
      <style:text-properties officeooo:rsid="00a2f6ec" officeooo:paragraph-rsid="00a2f6ec"/>
    </style:style>
    <style:style style:name="P44" style:family="paragraph" style:parent-style-name="Text_20_body" style:list-style-name="L48">
      <style:text-properties officeooo:rsid="00a41d37" officeooo:paragraph-rsid="00a41d37"/>
    </style:style>
    <style:style style:name="P45" style:family="paragraph" style:parent-style-name="Text_20_body" style:list-style-name="L48">
      <style:text-properties officeooo:rsid="00a5cede" officeooo:paragraph-rsid="00a5cede"/>
    </style:style>
    <style:style style:name="P46" style:family="paragraph" style:parent-style-name="Text_20_body" style:list-style-name="L48">
      <style:text-properties officeooo:rsid="00a62580" officeooo:paragraph-rsid="00a62580"/>
    </style:style>
    <style:style style:name="P47" style:family="paragraph" style:parent-style-name="Text_20_body" style:list-style-name="L48">
      <style:text-properties officeooo:rsid="00a7f4b9" officeooo:paragraph-rsid="00a7f4b9"/>
    </style:style>
    <style:style style:name="P48" style:family="paragraph" style:parent-style-name="Text_20_body" style:list-style-name="L48">
      <style:text-properties officeooo:rsid="00a98615" officeooo:paragraph-rsid="00a98615"/>
    </style:style>
    <style:style style:name="P49" style:family="paragraph" style:parent-style-name="Text_20_body" style:list-style-name="L48">
      <style:text-properties officeooo:rsid="00a9b27f" officeooo:paragraph-rsid="00a9b27f"/>
    </style:style>
    <style:style style:name="P50" style:family="paragraph" style:parent-style-name="Text_20_body">
      <style:text-properties officeooo:rsid="00ac90ef" officeooo:paragraph-rsid="00ac90ef"/>
    </style:style>
    <style:style style:name="P51" style:family="paragraph" style:parent-style-name="Text_20_body" style:list-style-name="L49">
      <style:text-properties officeooo:rsid="00ac90ef" officeooo:paragraph-rsid="00ac90ef"/>
    </style:style>
    <style:style style:name="P52" style:family="paragraph" style:parent-style-name="Text_20_body" style:list-style-name="L1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officeooo:paragraph-rsid="001fd2ea" style:font-size-asian="12pt" style:font-weight-asian="normal" style:font-size-complex="12pt" style:font-weight-complex="normal"/>
    </style:style>
    <style:style style:name="P53" style:family="paragraph" style:parent-style-name="Text_20_body" style:list-style-name="L2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 style:list-style-name="L3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5" style:family="paragraph" style:parent-style-name="Text_20_body" style:list-style-name="L4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6" style:family="paragraph" style:parent-style-name="Text_20_body" style:list-style-name="L5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7" style:family="paragraph" style:parent-style-name="Text_20_body" style:list-style-name="L6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8" style:family="paragraph" style:parent-style-name="Text_20_body" style:list-style-name="L7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Text_20_body" style:list-style-name="L8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0" style:family="paragraph" style:parent-style-name="Text_20_body" style:list-style-name="L9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 style:list-style-name="L10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2" style:family="paragraph" style:parent-style-name="Text_20_body" style:list-style-name="L11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 style:list-style-name="L1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4" style:family="paragraph" style:parent-style-name="Text_20_body" style:list-style-name="L1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paragraph-rsid="001fd2ea" style:font-size-asian="12pt" style:font-weight-asian="normal" style:font-size-complex="12pt" style:font-weight-complex="normal"/>
    </style:style>
    <style:style style:name="P65" style:family="paragraph" style:parent-style-name="Text_20_body" style:list-style-name="L13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6" style:family="paragraph" style:parent-style-name="Text_20_body" style:list-style-name="L14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 style:list-style-name="L15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ext_20_body" style:list-style-name="L16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9" style:family="paragraph" style:parent-style-name="Text_20_body" style:list-style-name="L17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18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1" style:family="paragraph" style:parent-style-name="Text_20_body" style:list-style-name="L19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ext_20_body" style:list-style-name="L20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 style:list-style-name="L21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ext_20_body" style:list-style-name="L2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5" style:family="paragraph" style:parent-style-name="Text_20_body" style:list-style-name="L33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paragraph-rsid="0022baf6" style:font-size-asian="12pt" style:font-weight-asian="normal" style:font-size-complex="12pt" style:font-weight-complex="normal"/>
    </style:style>
    <style:style style:name="P76" style:family="paragraph" style:parent-style-name="Text_20_body" style:list-style-name="L2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rsid="002c0b37" officeooo:paragraph-rsid="002c0b37" style:font-size-asian="12pt" style:font-weight-asian="normal" style:font-size-complex="12pt" style:font-weight-complex="normal"/>
    </style:style>
    <style:style style:name="P77" style:family="paragraph" style:parent-style-name="Text_20_body" style:list-style-name="L33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style="italic" fo:font-weight="normal" officeooo:paragraph-rsid="0022baf6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Text_20_body" style:list-style-name="L33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style="italic" fo:font-weight="normal" officeooo:rsid="00391eb1" officeooo:paragraph-rsid="0022baf6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Text_20_body" style:list-style-name="L15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0" style:family="paragraph" style:parent-style-name="Text_20_body" style:list-style-name="L33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style:font-name="Liberation Serif" fo:font-size="12pt" fo:font-weight="normal" officeooo:paragraph-rsid="0022baf6" style:font-size-asian="12pt" style:font-weight-asian="normal" style:font-size-complex="12pt" style:font-weight-complex="normal"/>
    </style:style>
    <style:style style:name="P81" style:family="paragraph" style:parent-style-name="Text_20_body" style:list-style-name="L2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paragraph-rsid="002f2b5e" style:font-size-asian="12pt" style:font-weight-asian="normal" style:font-size-complex="12pt" style:font-weight-complex="normal"/>
    </style:style>
    <style:style style:name="P82" style:family="paragraph" style:parent-style-name="Text_20_body" style:list-style-name="L24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2f2b5e" officeooo:paragraph-rsid="003a5790" style:font-size-asian="12pt" style:font-weight-asian="normal" style:font-size-complex="12pt" style:font-weight-complex="normal"/>
    </style:style>
    <style:style style:name="P83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1557f" officeooo:paragraph-rsid="0041557f" style:font-size-asian="12pt" style:font-weight-asian="normal" style:font-size-complex="12pt" style:font-weight-complex="normal"/>
    </style:style>
    <style:style style:name="P84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2bde7" officeooo:paragraph-rsid="0042bde7" style:font-size-asian="12pt" style:font-weight-asian="normal" style:font-size-complex="12pt" style:font-weight-complex="normal"/>
    </style:style>
    <style:style style:name="P85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4ba03" officeooo:paragraph-rsid="0044ba03" style:font-size-asian="12pt" style:font-weight-asian="normal" style:font-size-complex="12pt" style:font-weight-complex="normal"/>
    </style:style>
    <style:style style:name="P86" style:family="paragraph" style:parent-style-name="Text_20_body" style:list-style-name="L26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5790" officeooo:paragraph-rsid="003ade5c" style:font-size-asian="12pt" style:font-weight-asian="normal" style:font-size-complex="12pt" style:font-weight-complex="normal"/>
    </style:style>
    <style:style style:name="P87" style:family="paragraph" style:parent-style-name="Text_20_body" style:list-style-name="L29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5056cb" officeooo:paragraph-rsid="005056cb" style:font-size-asian="12pt" style:font-weight-asian="normal" style:font-size-complex="12pt" style:font-weight-complex="normal"/>
    </style:style>
    <style:style style:name="P88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73923" officeooo:paragraph-rsid="0057392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7925d" officeooo:paragraph-rsid="0059716a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9716a" officeooo:paragraph-rsid="0059716a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ada91" officeooo:paragraph-rsid="005ada91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d0cd7" officeooo:paragraph-rsid="005d0cd7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d1e4b" officeooo:paragraph-rsid="005d1e4b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d2f39" officeooo:paragraph-rsid="005d2f39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eeec1" officeooo:paragraph-rsid="005eeec1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0f368" officeooo:paragraph-rsid="0060f368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2c7bf" officeooo:paragraph-rsid="006491f6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49075" officeooo:paragraph-rsid="00649075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58275" officeooo:paragraph-rsid="00658275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73b3a" officeooo:paragraph-rsid="00673b3a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90ceb" officeooo:paragraph-rsid="006cbabc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b323d" officeooo:paragraph-rsid="006b323d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dcfec" officeooo:paragraph-rsid="006dcfec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fa47e" officeooo:paragraph-rsid="006fa47e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05c7b" officeooo:paragraph-rsid="00705c7b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1240b" officeooo:paragraph-rsid="0072f8c5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36304" officeooo:paragraph-rsid="0073630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 style:list-style-name="L4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484eb" officeooo:paragraph-rsid="007484eb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8ccfd" officeooo:paragraph-rsid="0078ccfd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 style:list-style-name="L4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8eac5" officeooo:paragraph-rsid="0078eac5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 style:list-style-name="L4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a5e9e" officeooo:paragraph-rsid="007a5e9e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 style:list-style-name="L4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b34be" officeooo:paragraph-rsid="007b34be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 style:list-style-name="L4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d3aa7" officeooo:paragraph-rsid="007d3aa7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 style:list-style-name="L4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ea665" officeooo:paragraph-rsid="007ea665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 style:list-style-name="L4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ece30" officeooo:paragraph-rsid="007ece30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 style:list-style-name="L4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fec07" officeooo:paragraph-rsid="007fec07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247d9" officeooo:paragraph-rsid="008247d9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 style:list-style-name="L4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247d9" officeooo:paragraph-rsid="008247d9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4623e" officeooo:paragraph-rsid="0084623e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Text_20_body" style:list-style-name="L31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95598" officeooo:paragraph-rsid="00895598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Text_20_body" style:list-style-name="L31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982cc" officeooo:paragraph-rsid="008982cc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 style:list-style-name="L31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9e53a" officeooo:paragraph-rsid="0089e53a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Text_20_body" style:list-style-name="L31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a03cf" officeooo:paragraph-rsid="008a03c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 style:list-style-name="L31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a0c5f" officeooo:paragraph-rsid="008a0c5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officeooo:rsid="003cbdc3" officeooo:paragraph-rsid="003cbdc3"/>
    </style:style>
    <style:style style:name="P126" style:family="paragraph" style:parent-style-name="Text_20_body" style:list-style-name="L27">
      <style:paragraph-properties fo:margin-top="0cm" fo:margin-bottom="0cm" loext:contextual-spacing="true" fo:line-height="100%" fo:padding="0cm" fo:border="none"/>
      <style:text-properties officeooo:rsid="00471b73" officeooo:paragraph-rsid="00471b73"/>
    </style:style>
    <style:style style:name="P127" style:family="paragraph" style:parent-style-name="Text_20_body" style:list-style-name="L28">
      <style:paragraph-properties fo:margin-top="0cm" fo:margin-bottom="0cm" loext:contextual-spacing="true" fo:line-height="100%" fo:padding="0cm" fo:border="none"/>
      <style:text-properties officeooo:paragraph-rsid="003ade5c"/>
    </style:style>
    <style:style style:name="P128" style:family="paragraph" style:parent-style-name="Text_20_body" style:list-style-name="L41">
      <style:paragraph-properties fo:margin-top="0cm" fo:margin-bottom="0cm" loext:contextual-spacing="true" fo:line-height="100%" fo:padding="0cm" fo:border="none"/>
      <style:text-properties officeooo:paragraph-rsid="005d2f39"/>
    </style:style>
    <style:style style:name="P129" style:family="paragraph" style:parent-style-name="Text_20_body" style:list-style-name="L40">
      <style:paragraph-properties fo:margin-top="0cm" fo:margin-bottom="0cm" loext:contextual-spacing="true" fo:line-height="100%" fo:padding="0cm" fo:border="none" style:writing-mode="lr-tb"/>
      <style:text-properties fo:color="#000000" style:font-name="Liberation Serif" fo:font-size="12pt" fo:font-style="normal" fo:font-weight="normal" officeooo:rsid="006b323d" officeooo:paragraph-rsid="006b323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Text_20_body" style:list-style-name="L32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4e64d" officeooo:paragraph-rsid="0054e64d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Text_20_body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4e64d" officeooo:paragraph-rsid="0054e64d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bbb7a" officeooo:paragraph-rsid="005bbb7a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 style:list-style-name="L38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bbb7a" officeooo:paragraph-rsid="005bbb7a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ext_20_body" style:list-style-name="L39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bbb7a" officeooo:paragraph-rsid="005bbb7a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ext_20_body" style:list-style-name="L34">
      <style:paragraph-properties fo:margin-top="0cm" fo:margin-bottom="0cm" loext:contextual-spacing="true" fo:line-height="100%"/>
      <style:text-properties fo:color="#000000" style:font-name="Arial" fo:font-size="11pt" officeooo:rsid="00222fa4" officeooo:paragraph-rsid="00222fa4"/>
    </style:style>
    <style:style style:name="P136" style:family="paragraph" style:parent-style-name="Text_20_body" style:list-style-name="L34">
      <style:paragraph-properties fo:margin-top="0cm" fo:margin-bottom="0cm" loext:contextual-spacing="true" fo:line-height="100%"/>
      <style:text-properties fo:color="#000000" style:font-name="Arial" fo:font-size="11pt" officeooo:paragraph-rsid="00222fa4"/>
    </style:style>
    <style:style style:name="P137" style:family="paragraph" style:parent-style-name="Text_20_body" style:list-style-name="L34">
      <style:paragraph-properties fo:margin-top="0cm" fo:margin-bottom="0cm" loext:contextual-spacing="true" fo:line-height="100%"/>
      <style:text-properties fo:color="#000000" style:font-name="Arial" fo:font-size="11pt" officeooo:rsid="00320b88" officeooo:paragraph-rsid="00320b88"/>
    </style:style>
    <style:style style:name="P138" style:family="paragraph" style:parent-style-name="Text_20_body" style:list-style-name="L34">
      <style:paragraph-properties fo:margin-top="0cm" fo:margin-bottom="0cm" loext:contextual-spacing="true" fo:line-height="100%"/>
      <style:text-properties fo:color="#000000" style:font-name="Arial" fo:font-size="11pt" officeooo:rsid="0076a159" officeooo:paragraph-rsid="0076a159"/>
    </style:style>
    <style:style style:name="P139" style:family="paragraph" style:parent-style-name="Text_20_body" style:list-style-name="L34">
      <style:paragraph-properties fo:margin-top="0cm" fo:margin-bottom="0cm" loext:contextual-spacing="true" fo:line-height="100%"/>
      <style:text-properties officeooo:paragraph-rsid="00222fa4"/>
    </style:style>
    <style:style style:name="P140" style:family="paragraph" style:parent-style-name="Text_20_body" style:list-style-name="L34">
      <style:paragraph-properties fo:margin-top="0cm" fo:margin-bottom="0cm" loext:contextual-spacing="true" fo:line-height="100%"/>
      <style:text-properties officeooo:rsid="00320b88" officeooo:paragraph-rsid="00320b88"/>
    </style:style>
    <style:style style:name="P141" style:family="paragraph" style:parent-style-name="Text_20_body" style:list-style-name="L35">
      <style:paragraph-properties fo:margin-top="0cm" fo:margin-bottom="0cm" loext:contextual-spacing="true" fo:line-height="100%"/>
      <style:text-properties officeooo:rsid="0027ee9b" officeooo:paragraph-rsid="0027ee9b"/>
    </style:style>
    <style:style style:name="P142" style:family="paragraph" style:parent-style-name="Text_20_body" style:list-style-name="L35">
      <style:paragraph-properties fo:margin-top="0cm" fo:margin-bottom="0cm" loext:contextual-spacing="true" fo:line-height="100%"/>
      <style:text-properties officeooo:rsid="00344885" officeooo:paragraph-rsid="00344885"/>
    </style:style>
    <style:style style:name="P143" style:family="paragraph" style:parent-style-name="Text_20_body" style:list-style-name="L35">
      <style:paragraph-properties fo:margin-top="0cm" fo:margin-bottom="0cm" loext:contextual-spacing="true" fo:line-height="100%"/>
      <style:text-properties officeooo:rsid="00298f2b" officeooo:paragraph-rsid="00298f2b"/>
    </style:style>
    <style:style style:name="P144" style:family="paragraph" style:parent-style-name="Text_20_body" style:list-style-name="L35">
      <style:paragraph-properties fo:margin-top="0cm" fo:margin-bottom="0cm" loext:contextual-spacing="true" fo:line-height="100%"/>
      <style:text-properties officeooo:rsid="003fa843" officeooo:paragraph-rsid="003fa843"/>
    </style:style>
    <style:style style:name="P145" style:family="paragraph" style:parent-style-name="Text_20_body" style:list-style-name="L35">
      <style:paragraph-properties fo:margin-top="0cm" fo:margin-bottom="0cm" loext:contextual-spacing="true" fo:line-height="100%"/>
      <style:text-properties officeooo:rsid="0040172a" officeooo:paragraph-rsid="0040172a"/>
    </style:style>
    <style:style style:name="P146" style:family="paragraph" style:parent-style-name="Text_20_body" style:list-style-name="L35">
      <style:paragraph-properties fo:margin-top="0cm" fo:margin-bottom="0cm" loext:contextual-spacing="true" fo:line-height="100%"/>
      <style:text-properties officeooo:rsid="0051cb4f" officeooo:paragraph-rsid="00ada3e6"/>
    </style:style>
    <style:style style:name="P147" style:family="paragraph" style:parent-style-name="Text_20_body" style:list-style-name="L35">
      <style:paragraph-properties fo:margin-top="0cm" fo:margin-bottom="0cm" loext:contextual-spacing="true" fo:line-height="100%"/>
      <style:text-properties officeooo:rsid="00556117" officeooo:paragraph-rsid="00556117"/>
    </style:style>
    <style:style style:name="P148" style:family="paragraph" style:parent-style-name="Text_20_body" style:list-style-name="L36">
      <style:paragraph-properties fo:margin-top="0cm" fo:margin-bottom="0cm" loext:contextual-spacing="true" fo:line-height="100%"/>
      <style:text-properties officeooo:rsid="002c51b9" officeooo:paragraph-rsid="002c51b9"/>
    </style:style>
    <style:style style:name="P149" style:family="paragraph" style:parent-style-name="Text_20_body" style:list-style-name="L37">
      <style:paragraph-properties fo:margin-top="0cm" fo:margin-bottom="0cm" loext:contextual-spacing="true" fo:line-height="100%"/>
      <style:text-properties officeooo:rsid="002db833" officeooo:paragraph-rsid="002db833"/>
    </style:style>
    <style:style style:name="P150" style:family="paragraph" style:parent-style-name="Text_20_body" style:list-style-name="L37">
      <style:paragraph-properties fo:margin-top="0cm" fo:margin-bottom="0cm" loext:contextual-spacing="true" fo:line-height="100%"/>
      <style:text-properties officeooo:rsid="003a0036" officeooo:paragraph-rsid="003a0036"/>
    </style:style>
    <style:style style:name="P151" style:family="paragraph" style:parent-style-name="Text_20_body" style:list-style-name="L35">
      <style:paragraph-properties fo:margin-top="0cm" fo:margin-bottom="0cm" loext:contextual-spacing="true" fo:line-height="100%"/>
      <style:text-properties officeooo:rsid="0083c882" officeooo:paragraph-rsid="0083c882"/>
    </style:style>
    <style:style style:name="P152" style:family="paragraph" style:parent-style-name="Text_20_body" style:list-style-name="L35">
      <style:paragraph-properties fo:margin-top="0cm" fo:margin-bottom="0cm" loext:contextual-spacing="true" fo:line-height="100%"/>
      <style:text-properties officeooo:rsid="00953cf1" officeooo:paragraph-rsid="00953cf1"/>
    </style:style>
    <style:style style:name="P153" style:family="paragraph" style:parent-style-name="Heading_20_3" style:list-style-name=""/>
    <style:style style:name="P154" style:family="paragraph" style:parent-style-name="Heading_20_3">
      <style:paragraph-properties fo:margin-top="0cm" fo:margin-bottom="0cm" loext:contextual-spacing="true" fo:line-height="100%"/>
    </style:style>
    <style:style style:name="P155" style:family="paragraph" style:parent-style-name="Heading_20_3" style:list-style-name="">
      <style:paragraph-properties fo:margin-top="0cm" fo:margin-bottom="0cm" loext:contextual-spacing="true" fo:line-height="100%"/>
      <style:text-properties officeooo:paragraph-rsid="0022baf6"/>
    </style:style>
    <style:style style:name="P156" style:family="paragraph" style:parent-style-name="Heading_20_3">
      <style:paragraph-properties fo:margin-top="0cm" fo:margin-bottom="0cm" loext:contextual-spacing="true" fo:line-height="100%" fo:break-before="page"/>
      <style:text-properties officeooo:paragraph-rsid="0022baf6"/>
    </style:style>
    <style:style style:name="P157" style:family="paragraph" style:parent-style-name="Heading_20_3">
      <style:paragraph-properties fo:break-before="page"/>
    </style:style>
    <style:style style:name="P1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/>
    </style:style>
    <style:style style:name="T3" style:family="text">
      <style:text-properties fo:color="#000000" style:font-name="Arial" fo:font-size="11pt" fo:font-weight="bold" style:font-weight-asian="bold" style:font-weight-complex="bold"/>
    </style:style>
    <style:style style:name="T4" style:family="text">
      <style:text-properties fo:color="#000000" style:font-name="Arial" fo:font-size="11pt" officeooo:rsid="0025712e"/>
    </style:style>
    <style:style style:name="T5" style:family="text">
      <style:text-properties fo:color="#000000" officeooo:rsid="0029fbaa"/>
    </style:style>
    <style:style style:name="T6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3a5790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3ade5c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4a0995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391eb1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style="normal" fo:font-weight="normal" officeooo:rsid="005d2f3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officeooo:rsid="00391eb1"/>
    </style:style>
    <style:style style:name="T13" style:family="text">
      <style:text-properties officeooo:rsid="00222fa4"/>
    </style:style>
    <style:style style:name="T14" style:family="text">
      <style:text-properties officeooo:rsid="00298f2b"/>
    </style:style>
    <style:style style:name="T15" style:family="text">
      <style:text-properties officeooo:rsid="0029fbaa"/>
    </style:style>
    <style:style style:name="T16" style:family="text">
      <style:text-properties officeooo:rsid="002a24c1"/>
    </style:style>
    <style:style style:name="T17" style:family="text">
      <style:text-properties officeooo:rsid="00391eb1"/>
    </style:style>
    <style:style style:name="T18" style:family="text">
      <style:text-properties officeooo:rsid="00573923"/>
    </style:style>
    <style:style style:name="T19" style:family="text">
      <style:text-properties officeooo:rsid="005c6dc4"/>
    </style:style>
    <style:style style:name="T20" style:family="text">
      <style:text-properties officeooo:rsid="005d1e4b"/>
    </style:style>
    <style:style style:name="T21" style:family="text">
      <style:text-properties officeooo:rsid="005f3442"/>
    </style:style>
    <style:style style:name="T22" style:family="text">
      <style:text-properties officeooo:rsid="006cbabc"/>
    </style:style>
    <style:style style:name="T23" style:family="text">
      <style:text-properties officeooo:rsid="00773bc0"/>
    </style:style>
    <style:style style:name="T24" style:family="text">
      <style:text-properties officeooo:rsid="007acfbb"/>
    </style:style>
    <style:style style:name="T25" style:family="text">
      <style:text-properties officeooo:rsid="007b8259"/>
    </style:style>
    <style:style style:name="T26" style:family="text">
      <style:text-properties officeooo:rsid="007ebacd"/>
    </style:style>
    <style:style style:name="T27" style:family="text">
      <style:text-properties officeooo:rsid="00809ad4"/>
    </style:style>
    <style:style style:name="T28" style:family="text">
      <style:text-properties officeooo:rsid="00851630"/>
    </style:style>
    <style:style style:name="T29" style:family="text">
      <style:text-properties officeooo:rsid="008a3fb0"/>
    </style:style>
    <style:style style:name="T30" style:family="text">
      <style:text-properties officeooo:rsid="0092a3a9"/>
    </style:style>
    <style:style style:name="T31" style:family="text">
      <style:text-properties officeooo:rsid="009371c5"/>
    </style:style>
    <style:style style:name="T32" style:family="text">
      <style:text-properties officeooo:rsid="00ada3e6"/>
    </style:style>
    <style:style style:name="T33" style:family="text">
      <style:text-properties officeooo:rsid="00b0ef8f"/>
    </style:style>
    <style:style style:name="T34" style:family="text">
      <style:text-properties officeooo:rsid="00b2687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8"><text:a xlink:type="simple" xlink:href="#__RefHeading___Toc1159_287525700" text:style-name="Index_20_Link" text:visited-style-name="Index_20_Link">1: Physical Adversarial Attacks on an Aerial Imagery Object Detector<text:tab/>1</text:a></text:p>
          <text:p text:style-name="P158"><text:a xlink:type="simple" xlink:href="#__RefHeading___Toc1161_287525700" text:style-name="Index_20_Link" text:visited-style-name="Index_20_Link">2: Making an invisibility cloak: Real world adversarial attacks on object detectors<text:tab/>2</text:a></text:p>
          <text:p text:style-name="P158"><text:a xlink:type="simple" xlink:href="#__RefHeading___Toc1163_287525700" text:style-name="Index_20_Link" text:visited-style-name="Index_20_Link">3: MagNet and “Efficient Defenses Against Adversarial Attacks” are Not Robust to Adversarial Examples<text:tab/>2</text:a></text:p>
          <text:p text:style-name="P158"><text:a xlink:type="simple" xlink:href="#__RefHeading___Toc1165_287525700" text:style-name="Index_20_Link" text:visited-style-name="Index_20_Link">4: Delving into Transferable Adversarial Examples and Black-box Attacks<text:tab/>2</text:a></text:p>
          <text:p text:style-name="P158"><text:a xlink:type="simple" xlink:href="#__RefHeading___Toc1167_287525700" text:style-name="Index_20_Link" text:visited-style-name="Index_20_Link">5: Adversarial Examples in Remote Sensing<text:tab/>3</text:a></text:p>
          <text:p text:style-name="P158"><text:a xlink:type="simple" xlink:href="#__RefHeading___Toc1169_287525700" text:style-name="Index_20_Link" text:visited-style-name="Index_20_Link">6: Adversarial patch camouflage against aerial detection<text:tab/>3</text:a></text:p>
          <text:p text:style-name="P158"><text:a xlink:type="simple" xlink:href="#__RefHeading___Toc1893_1450264214" text:style-name="Index_20_Link" text:visited-style-name="Index_20_Link">7: Adversarial Machine Learning at Scale<text:tab/>3</text:a></text:p>
          <text:p text:style-name="P158"><text:a xlink:type="simple" xlink:href="#__RefHeading___Toc1895_1450264214" text:style-name="Index_20_Link" text:visited-style-name="Index_20_Link">8: Towards Deep Learning Models Resistant to Adversarial Attacks<text:tab/>3</text:a></text:p>
          <text:p text:style-name="P158"><text:a xlink:type="simple" xlink:href="#__RefHeading___Toc1897_1450264214" text:style-name="Index_20_Link" text:visited-style-name="Index_20_Link">9: Distillation as a defense to adversarial perturbations against deep neural networks<text:tab/>4</text:a></text:p>
          <text:p text:style-name="P158"><text:a xlink:type="simple" xlink:href="#__RefHeading___Toc1899_1450264214" text:style-name="Index_20_Link" text:visited-style-name="Index_20_Link">10: Feature squeezing: Detecting adversarial examples in deep neural networks<text:tab/>4</text:a></text:p>
          <text:p text:style-name="P158"><text:a xlink:type="simple" xlink:href="#__RefHeading___Toc1901_1450264214" text:style-name="Index_20_Link" text:visited-style-name="Index_20_Link">11: Adversarial example defense: Ensembles of weak defenses are not strong<text:tab/>5</text:a></text:p>
          <text:p text:style-name="P158"><text:a xlink:type="simple" xlink:href="#__RefHeading___Toc1903_1450264214" text:style-name="Index_20_Link" text:visited-style-name="Index_20_Link">12: Do deep nets really need to be deep?<text:tab/>5</text:a></text:p>
          <text:p text:style-name="P158"><text:a xlink:type="simple" xlink:href="#__RefHeading___Toc1905_1450264214" text:style-name="Index_20_Link" text:visited-style-name="Index_20_Link">13: Distilling the knowledge in a neural network<text:tab/>5</text:a></text:p>
          <text:p text:style-name="P158"><text:a xlink:type="simple" xlink:href="#__RefHeading___Toc1797_287525700" text:style-name="Index_20_Link" text:visited-style-name="Index_20_Link">Papers to Read<text:tab/>6</text:a></text:p>
          <text:p text:style-name="P158"><text:a xlink:type="simple" xlink:href="#__RefHeading___Toc1799_287525700" text:style-name="Index_20_Link" text:visited-style-name="Index_20_Link">General Notes<text:tab/>6</text:a></text:p>
          <text:p text:style-name="P158"><text:a xlink:type="simple" xlink:href="#__RefHeading___Toc3268_287525700" text:style-name="Index_20_Link" text:visited-style-name="Index_20_Link">Summary of Goals<text:tab/>6</text:a></text:p>
          <text:p text:style-name="P158"><text:a xlink:type="simple" xlink:href="#__RefHeading___Toc1907_1450264214" text:style-name="Index_20_Link" text:visited-style-name="Index_20_Link">Resources<text:tab/>7</text:a></text:p>
        </text:index-body>
      </text:table-of-content>
      <text:h text:style-name="Heading_20_3" text:outline-level="3"/>
      <text:h text:style-name="P154" text:outline-level="3"><text:bookmark-start text:name="__RefHeading___Toc1159_287525700"/>1: Physical Adversarial Attacks on an Aerial Imagery Object Detector<text:bookmark-end text:name="__RefHeading___Toc1159_287525700"/></text:h>
      <text:p text:style-name="P1"/>
      <text:p text:style-name="P3"><text:bookmark text:name="1-intro"/>1. Intro</text:p>
      <text:list xml:id="list243615542" text:style-name="L1">
        <text:list-item>
          <text:p text:style-name="P52">Physical attacks: real-world objects </text:p>
        </text:list-item>
        <text:list-item>
          <text:p text:style-name="P52">Digital attacks: edit images </text:p>
        </text:list-item>
      </text:list>
      <text:p text:style-name="P2"><text:bookmark text:name="2-related-work"/>2. Related Work</text:p>
      <text:list xml:id="list349268476" text:style-name="L2">
        <text:list-item>
          <text:p text:style-name="P53">Generating robust/universal/targeted adversarial examples [46, 24, 11, 3] </text:p>
        </text:list-item>
        <text:list-item>
          <text:p text:style-name="P53">On and Off body patches </text:p>
        </text:list-item>
        <text:list-item>
          <text:p text:style-name="P53">Issue of transferring attacks between networks </text:p>
        </text:list-item>
        <text:list-item>
          <text:p text:style-name="P53">Attack efficacy degrades with printing/photographing/angles/distance. </text:p>
        </text:list-item>
        <text:list-item>
          <text:p text:style-name="P53">Techniques to prevent attacks being circumvented. Total Variation Loss, Expectation Over Transformation. </text:p>
          <text:list>
            <text:list-item>
              <text:p text:style-name="P53">Robustifying against physical-world patch deformation [60, 62, 17] </text:p>
              <text:list>
                <text:list-item>
                  <text:p text:style-name="P53">Stereoscopic radians, semantic constraint </text:p>
                </text:list-item>
              </text:list>
            </text:list-item>
          </text:list>
        </text:list-item>
      </text:list>
      <text:p text:style-name="P2"><text:bookmark text:name="3-threat-model"/>3. Threat Model</text:p>
      <text:list xml:id="list1859797925" text:style-name="L3">
        <text:list-item>
          <text:p text:style-name="P54">Physical patches </text:p>
        </text:list-item>
        <text:list-item>
          <text:p text:style-name="P54">Full network model </text:p>
        </text:list-item>
        <text:list-item>
          <text:p text:style-name="P54">Test and Adjust -&gt; Optimisation </text:p>
        </text:list-item>
      </text:list>
      <text:p text:style-name="P2"><text:bookmark text:name="4-methods"/>4. Methods</text:p>
      <text:list xml:id="list2110540141" text:style-name="L4">
        <text:list-item>
          <text:p text:style-name="P55">Model training: YOLO, COCO, COWC-M </text:p>
        </text:list-item>
        <text:list-item>
          <text:p text:style-name="P55">Image capture -&gt; Annotation </text:p>
        </text:list-item>
        <text:list-item>
          <text:p text:style-name="P55">ON / OFF car patches </text:p>
        </text:list-item>
        <text:list-item>
          <text:p text:style-name="P55">Patches (P set of pixels) embedded into training images </text:p>
          <text:list>
            <text:list-item>
              <text:p text:style-name="P55">P augmentations (geometric, colour) </text:p>
            </text:list-item>
            <text:list-item>
              <text:p text:style-name="P55">Automold tools: climate augmentations </text:p>
            </text:list-item>
          </text:list>
        </text:list-item>
        <text:list-item>
          <text:p text:style-name="P55">Model parameters, loss </text:p>
        </text:list-item>
      </text:list>
      <text:p text:style-name="P2"><text:bookmark text:name="5-measuring-efficacy"/>5. Measuring Efficacy</text:p>
      <text:list xml:id="list2994292281" text:style-name="L5">
        <text:list-item>
          <text:p text:style-name="P56">Digital/Physical evaluation methodologies </text:p>
        </text:list-item>
      </text:list>
      <text:p text:style-name="P2"><text:bookmark text:name="6-results"/>6. Results</text:p>
      <text:list xml:id="list3273429871" text:style-name="L6">
        <text:list-item>
          <text:p text:style-name="P57">Geometric / Colour / Weather combinations </text:p>
        </text:list-item>
        <text:list-item>
          <text:p text:style-name="P57">Patches alone more effective than patches+weather </text:p>
        </text:list-item>
      </text:list>
      <text:p text:style-name="P2"><text:bookmark text:name="summary"/>Summary</text:p>
      <text:list xml:id="list1803600470" text:style-name="L7">
        <text:list-item>
          <text:p text:style-name="P58">Adversarial Attacks against aerial imagery </text:p>
        </text:list-item>
        <text:list-item>
          <text:p text:style-name="P58"><text:soft-page-break/>Generated patches by optimising (minimising) detection score of network </text:p>
        </text:list-item>
        <text:list-item>
          <text:p text:style-name="P58">Patches unique to attacked network </text:p>
        </text:list-item>
        <text:list-item>
          <text:p text:style-name="P58">Weather made attack less effective </text:p>
        </text:list-item>
      </text:list>
      <text:p text:style-name="P2"><text:bookmark text:name="questions"/>Questions</text:p>
      <text:list xml:id="list2415953504" text:style-name="L8">
        <text:list-item>
          <text:p text:style-name="P59">What model for detections? </text:p>
        </text:list-item>
        <text:list-item>
          <text:p text:style-name="P59">Apply patches to dataset? </text:p>
        </text:list-item>
        <text:list-item>
          <text:p text:style-name="P59">Retrain with patched dataset? </text:p>
          <text:list>
            <text:list-item>
              <text:p text:style-name="P59">Just moves the target? Regenerate new patches? </text:p>
            </text:list-item>
          </text:list>
        </text:list-item>
      </text:list>
      <text:p text:style-name="P11"/>
      <text:h text:style-name="P154" text:outline-level="3"><text:bookmark-start text:name="__RefHeading___Toc1161_287525700"/>2: Making an invisibility cloak: Real world adversarial attacks on object detectors<text:bookmark-end text:name="__RefHeading___Toc1161_287525700"/></text:h>
      <text:p text:style-name="P11"/>
      <text:p text:style-name="P4">1. Intro</text:p>
      <text:list xml:id="list1054141005" text:style-name="L9">
        <text:list-item>
          <text:p text:style-name="P60">Transferability of attacks</text:p>
        </text:list-item>
        <text:list-item>
          <text:p text:style-name="P60">Digital to Physical</text:p>
        </text:list-item>
        <text:list-item>
          <text:p text:style-name="P60">Attacker model to Victim model</text:p>
        </text:list-item>
        <text:list-item>
          <text:p text:style-name="P60">Models trained on different datasets</text:p>
        </text:list-item>
        <text:list-item>
          <text:p text:style-name="P60">Trained on ensembles of detectors</text:p>
        </text:list-item>
        <text:list-item>
          <text:p text:style-name="P60">White box: dataset, architecture, parameters</text:p>
        </text:list-item>
      </text:list>
      <text:p text:style-name="P9">2. Related Work</text:p>
      <text:list xml:id="list2409991109" text:style-name="L10">
        <text:list-item>
          <text:p text:style-name="P61">Attacking classifiers (one feature vector per image) [11, 23 25]</text:p>
        </text:list-item>
        <text:list-item>
          <text:p text:style-name="P61">Object detection / semantic segmentation [1, 24, 34, 33, 19, 22, 18]</text:p>
        </text:list-item>
        <text:list-item>
          <text:p text:style-name="P61">Detectors more robust than classifiers</text:p>
        </text:list-item>
        <text:list-item>
          <text:p text:style-name="P61">Significant work on generating examples</text:p>
        </text:list-item>
      </text:list>
      <text:p text:style-name="P9">2.1. Object Detector Basics</text:p>
      <text:list xml:id="list4194428941" text:style-name="L11">
        <text:list-item>
          <text:p text:style-name="P62">...</text:p>
        </text:list-item>
      </text:list>
      <text:p text:style-name="P9">3. Approach</text:p>
      <text:list xml:id="list2904289950" text:style-name="L12">
        <text:list-item>
          <text:p text:style-name="P63">Universal Patch</text:p>
        </text:list-item>
        <text:list-item>
          <text:p text:style-name="P63">Transforms to make patches robust to real-world variations</text:p>
        </text:list-item>
        <text:list-item>
          <text:p text:style-name="P63">Other techniques</text:p>
        </text:list-item>
        <text:list-item>
          <text:p text:style-name="P64">Ensemble Training</text:p>
        </text:list-item>
        <text:list-item>
          <text:p text:style-name="P64">...</text:p>
        </text:list-item>
      </text:list>
      <text:p text:style-name="P9">Notes</text:p>
      <text:list xml:id="list1951863596" text:style-name="L13">
        <text:list-item>
          <text:p text:style-name="P65">Ensemble Training: Generating patches to target two networks simultaneously by training against both.</text:p>
        </text:list-item>
      </text:list>
      <text:p text:style-name="P5"/>
      <text:h text:style-name="P154" text:outline-level="3"><text:bookmark-start text:name="__RefHeading___Toc1163_287525700"/>3: MagNet and “Efficient Defenses Against Adversarial Attacks” are Not Robust to Adversarial Examples<text:bookmark-end text:name="__RefHeading___Toc1163_287525700"/></text:h>
      <text:p text:style-name="P6"/>
      <text:p text:style-name="P6">1. Intro</text:p>
      <text:list xml:id="list2473540104" text:style-name="L14">
        <text:list-item>
          <text:p text:style-name="P66">Attacks against proposed robustifications</text:p>
        </text:list-item>
        <text:list-item>
          <text:p text:style-name="P66">Brutal rebuttal</text:p>
        </text:list-item>
      </text:list>
      <text:p text:style-name="P5">2. Background</text:p>
      <text:list xml:id="list2524169280" text:style-name="L15">
        <text:list-item>
          <text:p text:style-name="P67">Familiarity</text:p>
        </text:list-item>
        <text:list-item>
          <text:p text:style-name="P67"><text:span text:style-name="T15">[</text:span>5<text:span text:style-name="T15">]</text:span> NNs</text:p>
        </text:list-item>
        <text:list-item>
          <text:p text:style-name="P67"><text:span text:style-name="T15">[</text:span>11<text:span text:style-name="T15">]</text:span> adversarial examples</text:p>
        </text:list-item>
        <text:list-item>
          <text:p text:style-name="P67"><text:span text:style-name="T15">[</text:span>6<text:span text:style-name="T15">]</text:span> Transferability</text:p>
        </text:list-item>
        <text:list-item>
          <text:p text:style-name="P67"><text:span text:style-name="T15">[</text:span>1<text:span text:style-name="T15">]</text:span> Generating attacks of adversarial examples</text:p>
        </text:list-item>
        <text:list-item>
          <text:p text:style-name="P79"><text:span text:style-name="T5">[</text:span><text:span text:style-name="T1">8</text:span><text:span text:style-name="T5">]</text:span><text:span text:style-name="T1"> MagNet</text:span></text:p>
        </text:list-item>
      </text:list>
      <text:p text:style-name="P5"/>
      <text:h text:style-name="P154" text:outline-level="3"><text:bookmark-start text:name="__RefHeading___Toc1165_287525700"/>4: Delving into Transferable Adversarial Examples and Black-box Attacks<text:bookmark-end text:name="__RefHeading___Toc1165_287525700"/></text:h>
      <text:p text:style-name="P10"/>
      <text:p text:style-name="P6">1. Intro / Related Work</text:p>
      <text:list xml:id="list30639495" text:style-name="L16">
        <text:list-item>
          <text:p text:style-name="P68">Ensemble training</text:p>
        </text:list-item>
        <text:list-item>
          <text:p text:style-name="P68">Transferable Adversarial Examples with target labels.</text:p>
        </text:list-item>
        <text:list-item>
          <text:p text:style-name="P68">Transferable helps with black-box</text:p>
        </text:list-item>
        <text:list-item>
          <text:p text:style-name="P68">Transferability mostly done on small datasets (2017)</text:p>
        </text:list-item>
      </text:list>
      <text:p text:style-name="P5">2. Adversarial Deep Learning and Transferability</text:p>
      <text:list xml:id="list1216306294" text:style-name="L17">
        <text:list-item>
          <text:p text:style-name="P69"><text:soft-page-break/>Tested on large networks and ImageNet</text:p>
        </text:list-item>
      </text:list>
      <text:p text:style-name="P5">3. Non-Targeted Adversarial Examples</text:p>
      <text:p text:style-name="P5">4. Targeted Adversarial Examples</text:p>
      <text:p text:style-name="P5">5. Ensemble-Based Approaches</text:p>
      <text:p text:style-name="P5">Notes:</text:p>
      <text:list xml:id="list3599641634" text:style-name="L18">
        <text:list-item>
          <text:p text:style-name="P70">Transferability with target label?</text:p>
        </text:list-item>
        <text:list-item>
          <text:p text:style-name="P70">Transferability of attacks for aerial imagery?</text:p>
        </text:list-item>
      </text:list>
      <text:p text:style-name="P5"/>
      <text:h text:style-name="P154" text:outline-level="3"><text:bookmark-start text:name="__RefHeading___Toc1167_287525700"/>5: Adversarial Examples in Remote Sensing<text:bookmark-end text:name="__RefHeading___Toc1167_287525700"/></text:h>
      <text:p text:style-name="P10"/>
      <text:p text:style-name="P6">1. Intro</text:p>
      <text:list xml:id="list2301895182" text:style-name="L19">
        <text:list-item>
          <text:p text:style-name="P71">Defending against attacks refs [1, 2, 5]</text:p>
        </text:list-item>
        <text:list-item>
          <text:p text:style-name="P71">Not well studied: Satellite imagery, Multi-spectral data, LIDAR, SAR</text:p>
        </text:list-item>
        <text:list-item>
          <text:p text:style-name="P71">Many existing attack princ<text:span text:style-name="T16">i</text:span>ples could apply</text:p>
        </text:list-item>
        <text:list-item>
          <text:p text:style-name="P71">Still have unique properties though</text:p>
        </text:list-item>
      </text:list>
      <text:p text:style-name="P5">2. Approach</text:p>
      <text:p text:style-name="P5">2.1 Remote Sensing Considerations</text:p>
      <text:p text:style-name="P5">2.2 Digitally Emulating Physical AE</text:p>
      <text:p text:style-name="P5">3. Numerical Experiments</text:p>
      <text:p text:style-name="P5">4. Conclusions and Future Work</text:p>
      <text:list xml:id="list3215317972" text:style-name="L20">
        <text:list-item>
          <text:p text:style-name="P72">No Transferable examples (for aerial imagery)</text:p>
        </text:list-item>
        <text:list-item>
          <text:p text:style-name="P72">Non-image sensors (multi and hyperspectral data, SAR, LIDAR)</text:p>
        </text:list-item>
        <text:list-item>
          <text:p text:style-name="P72">Attack multiple sensors. Defend with multiple sensors.</text:p>
        </text:list-item>
        <text:list-item>
          <text:p text:style-name="P72">Even Further</text:p>
        </text:list-item>
      </text:list>
      <text:p text:style-name="P10"/>
      <text:h text:style-name="P154" text:outline-level="3"><text:bookmark-start text:name="__RefHeading___Toc1169_287525700"/>6: Adversarial patch camouflage against aerial detection<text:bookmark-end text:name="__RefHeading___Toc1169_287525700"/></text:h>
      <text:p text:style-name="P6">1. Introduction</text:p>
      <text:list xml:id="list1381291716" text:style-name="L21">
        <text:list-item>
          <text:p text:style-name="P73">YOLO only?</text:p>
        </text:list-item>
      </text:list>
      <text:p text:style-name="P5">2. Related Work</text:p>
      <text:list xml:id="list680889023" text:style-name="L22">
        <text:list-item>
          <text:p text:style-name="P74">Classification Defences: [14, 15, 16, 17]</text:p>
        </text:list-item>
        <text:list-item>
          <text:p text:style-name="P76">Physical patches vs Digital distortions</text:p>
        </text:list-item>
        <text:list-item>
          <text:p text:style-name="P74">Defences against Object detection attacks not widely explored</text:p>
        </text:list-item>
      </text:list>
      <text:p text:style-name="P7">3. Aerial Camouflage</text:p>
      <text:list xml:id="list2848933760" text:style-name="L23">
        <text:list-item>
          <text:p text:style-name="P81">…</text:p>
        </text:list-item>
      </text:list>
      <text:p text:style-name="P23">Notes</text:p>
      <text:list xml:id="list418011814" text:style-name="L24">
        <text:list-item>
          <text:p text:style-name="P82">No robustification discussion</text:p>
        </text:list-item>
      </text:list>
      <text:p text:style-name="P24"/>
      <text:h text:style-name="Heading_20_3" text:outline-level="3"><text:bookmark-start text:name="__RefHeading___Toc1893_1450264214"/>7: Adversarial Machine Learning at Scale<text:bookmark-end text:name="__RefHeading___Toc1893_1450264214"/></text:h>
      <text:p text:style-name="P25">1. Introduction</text:p>
      <text:list xml:id="list2268840651" text:style-name="L25">
        <text:list-item>
          <text:p text:style-name="P125"><text:span text:style-name="T7">T</text:span><text:span text:style-name="T6">raining on patched datasets (adversarial training)</text:span></text:p>
        </text:list-item>
        <text:list-item>
          <text:p text:style-name="P83">Imagenet</text:p>
        </text:list-item>
        <text:list-item>
          <text:p text:style-name="P84">Patches more resistant to adversarial training are less transferable.</text:p>
        </text:list-item>
        <text:list-item>
          <text:p text:style-name="P85">Larger models are more resistant to attack</text:p>
        </text:list-item>
      </text:list>
      <text:p text:style-name="P26">2. Methods Generating Adversarial Examples</text:p>
      <text:list xml:id="list2844178778" text:style-name="L26">
        <text:list-item>
          <text:p text:style-name="P86">…</text:p>
        </text:list-item>
      </text:list>
      <text:p text:style-name="P22"><text:span text:style-name="T7">3. </text:span><text:span text:style-name="T6">Adversarial Training</text:span></text:p>
      <text:list xml:id="list2998823615" text:style-name="L27">
        <text:list-item>
          <text:p text:style-name="P126"><text:span text:style-name="T6"><text:s/></text:span><text:span text:style-name="T9">Label Leaking?</text:span></text:p>
        </text:list-item>
      </text:list>
      <text:p text:style-name="P27">Notes:</text:p>
      <text:list xml:id="list2541341568" text:style-name="L28">
        <text:list-item>
          <text:p text:style-name="P127"><text:span text:style-name="T8">...</text:span><text:span text:style-name="T6"><text:line-break/></text:span></text:p>
        </text:list-item>
      </text:list>
      <text:h text:style-name="Heading_20_3" text:outline-level="3"><text:bookmark-start text:name="__RefHeading___Toc1895_1450264214"/>8: Towards Deep Learning Models Resistant to Adversarial Attacks<text:bookmark-end text:name="__RefHeading___Toc1895_1450264214"/></text:h>
      <text:p text:style-name="P28">1. Introduction:</text:p>
      <text:list xml:id="list3743061789" text:style-name="L29">
        <text:list-item>
          <text:p text:style-name="P87">Techniques</text:p>
          <text:list>
            <text:list-item>
              <text:p text:style-name="P87">Defensive Distillation [24, 6]</text:p>
            </text:list-item>
            <text:list-item>
              <text:p text:style-name="P87"><text:soft-page-break/>Feature Squeezing [31, 14]</text:p>
            </text:list-item>
            <text:list-item>
              <text:p text:style-name="P87">Others [5]</text:p>
            </text:list-item>
          </text:list>
        </text:list-item>
      </text:list>
      <text:p text:style-name="P28">2. An Optimisation View on Adversarial Robustness</text:p>
      <text:p text:style-name="P28"/>
      <text:h text:style-name="Heading_20_3" text:outline-level="3"><text:bookmark-start text:name="__RefHeading___Toc1897_1450264214"/>9: Distillation as a defense to adversarial perturbations against deep neural networks<text:bookmark-end text:name="__RefHeading___Toc1897_1450264214"/></text:h>
      <text:p text:style-name="P29">1. Introduction</text:p>
      <text:list xml:id="list4093784535" text:style-name="L30">
        <text:list-item>
          <text:p text:style-name="P88">Non-DL attacks: [12], [13], [14], [15], [16]</text:p>
        </text:list-item>
        <text:list-item>
          <text:p text:style-name="P89">Defenses</text:p>
          <text:list>
            <text:list-item>
              <text:p text:style-name="P89">Modify the DNN architecture</text:p>
            </text:list-item>
            <text:list-item>
              <text:p text:style-name="P90">Distillation: [18, 19] Transfer knowledge from different DNN</text:p>
              <text:list>
                <text:list-item>
                  <text:p text:style-name="P91">Transfer from large networks to small</text:p>
                </text:list-item>
              </text:list>
            </text:list-item>
          </text:list>
        </text:list-item>
        <text:list-item>
          <text:p text:style-name="P92">Smooth the model to better generalise, also makes more resistant to attack</text:p>
          <text:list>
            <text:list-item>
              <text:p text:style-name="P92">Generalise by distillation; <text:span text:style-name="T20">feed knowledge back into training</text:span></text:p>
            </text:list-item>
            <text:list-item>
              <text:p text:style-name="P93">Distillation usually used for improving computational performance</text:p>
            </text:list-item>
          </text:list>
        </text:list-item>
      </text:list>
      <text:p text:style-name="P94">2. Adversarial Deep Learning</text:p>
      <text:list xml:id="list708411395" text:style-name="L41">
        <text:list-item>
          <text:p text:style-name="P128"><text:span text:style-name="T11">A. Deep Neural Networks in Adversarial Settings</text:span></text:p>
        </text:list-item>
      </text:list>
      <text:list xml:id="list3755217907" text:style-name="L40">
        <text:list-item>
          <text:list>
            <text:list-item>
              <text:p text:style-name="P95">NN theory overview</text:p>
              <text:list>
                <text:list-item>
                  <text:p text:style-name="P96">Supervised Learning</text:p>
                </text:list-item>
                <text:list-item>
                  <text:p text:style-name="P95"><text:span text:style-name="T21">Unsupervised Learning </text:span>[21], [27], [28]</text:p>
                </text:list-item>
              </text:list>
            </text:list-item>
            <text:list-item>
              <text:p text:style-name="P97">Paper considers</text:p>
              <text:list>
                <text:list-item>
                  <text:p text:style-name="P97">supervised/classification</text:p>
                </text:list-item>
                <text:list-item>
                  <text:p text:style-name="P99">source-target / chosen target attack.</text:p>
                </text:list-item>
              </text:list>
            </text:list-item>
            <text:list-item>
              <text:p text:style-name="P98">Adversarial Samples [7, 8, 9]</text:p>
            </text:list-item>
            <text:list-item>
              <text:p text:style-name="P100">Transferability [8]</text:p>
            </text:list-item>
          </text:list>
        </text:list-item>
        <text:list-item>
          <text:p text:style-name="P101">B. Adversarial Sample Crafting <text:span text:style-name="T22">[9, 7, 29]</text:span></text:p>
          <text:list>
            <text:list-item>
              <text:p text:style-name="P129">Direction Sensitivity Crafting </text:p>
            </text:list-item>
            <text:list-item>
              <text:p text:style-name="P102">Perturbation Selection</text:p>
            </text:list-item>
          </text:list>
        </text:list-item>
        <text:list-item>
          <text:p text:style-name="P103">C. About Neural Network Distillation</text:p>
          <text:list>
            <text:list-item>
              <text:p text:style-name="P104">Approach [19]</text:p>
            </text:list-item>
            <text:list-item>
              <text:p text:style-name="P105">Training data for small network labelled with softmax probability from big network.</text:p>
              <text:list>
                <text:list-item>
                  <text:p text:style-name="P107">Soft labels</text:p>
                </text:list-item>
              </text:list>
            </text:list-item>
            <text:list-item>
              <text:p text:style-name="P106">Higher Temperature in softmax causes more even probability spread</text:p>
              <text:list>
                <text:list-item>
                  <text:p text:style-name="P106">Probabilities converge to 1/N as T → ∞</text:p>
                </text:list-item>
                <text:list-item>
                  <text:p text:style-name="P108">Set T back to 1 at test time for discrete proba<text:span text:style-name="T33">bil</text:span>ities</text:p>
                </text:list-item>
              </text:list>
            </text:list-item>
          </text:list>
        </text:list-item>
      </text:list>
      <text:p text:style-name="P109">3. Defending DNNs Using Distillation</text:p>
      <text:list xml:id="list501191846" text:style-name="L42">
        <text:list-item>
          <text:p text:style-name="P110">A. Defending Against Adversarial Pertu<text:span text:style-name="T34">r</text:span>bations</text:p>
          <text:list>
            <text:list-item>
              <text:p text:style-name="P111">With high adversarial gradients, small perturbations cause high <text:span text:style-name="T24">network output </text:span>variations.</text:p>
              <text:list>
                <text:list-item>
                  <text:p text:style-name="P112">Hence smooth the model to generalise <text:span text:style-name="T25">helps</text:span></text:p>
                </text:list-item>
              </text:list>
            </text:list-item>
            <text:list-item>
              <text:p text:style-name="P113">Defense Requirements</text:p>
              <text:list>
                <text:list-item>
                  <text:p text:style-name="P113">Low impact on Architecture</text:p>
                </text:list-item>
                <text:list-item>
                  <text:p text:style-name="P113">Maintain Accuracy</text:p>
                </text:list-item>
                <text:list-item>
                  <text:p text:style-name="P113">Maintain train/test speed</text:p>
                </text:list-item>
                <text:list-item>
                  <text:p text:style-name="P114">Small, <text:span text:style-name="T26">but not too specific</text:span> perturbations</text:p>
                </text:list-item>
              </text:list>
            </text:list-item>
          </text:list>
        </text:list-item>
        <text:list-item>
          <text:p text:style-name="P115">B. Distillation as a Defense</text:p>
          <text:list>
            <text:list-item>
              <text:p text:style-name="P116">Same network; <text:span text:style-name="T27">demonstrating </text:span>resilience instead of compression</text:p>
            </text:list-item>
          </text:list>
        </text:list-item>
      </text:list>
      <text:p text:style-name="P117">4. Analysis of Defensive Distillation</text:p>
      <text:list xml:id="list3314888258" text:style-name="L43">
        <text:list-item>
          <text:p text:style-name="P118">…</text:p>
        </text:list-item>
      </text:list>
      <text:p text:style-name="P119">5. ...<text:span text:style-name="T28">TODO maths</text:span></text:p>
      <text:p text:style-name="P5"/>
      <text:h text:style-name="Heading_20_3" text:outline-level="3"><text:bookmark-start text:name="__RefHeading___Toc1899_1450264214"/>10: Feature squeezing: Detecting adversarial examples in deep neural networks<text:bookmark-end text:name="__RefHeading___Toc1899_1450264214"/></text:h>
      <text:p text:style-name="P30"><text:span text:style-name="T18">1. </text:span>Introduction:</text:p>
      <text:list xml:id="list3974282503" text:style-name="L31">
        <text:list-item>
          <text:p text:style-name="P120">Feature Squeezing</text:p>
          <text:list>
            <text:list-item>
              <text:p text:style-name="P122">Reduce input space; remove features</text:p>
            </text:list-item>
            <text:list-item>
              <text:p text:style-name="P121">Compare original output with squeezed; different → likely attack</text:p>
            </text:list-item>
            <text:list-item>
              <text:p text:style-name="P123"><text:soft-page-break/>Squeezers</text:p>
              <text:list>
                <text:list-item>
                  <text:p text:style-name="P123">Reduce pixel colour depth</text:p>
                </text:list-item>
                <text:list-item>
                  <text:p text:style-name="P123">Spatial smoothing</text:p>
                </text:list-item>
              </text:list>
            </text:list-item>
            <text:list-item>
              <text:p text:style-name="P124">Future work should test adaptive adversary</text:p>
            </text:list-item>
          </text:list>
        </text:list-item>
      </text:list>
      <text:p text:style-name="P31">2. <text:span text:style-name="T29">Background</text:span></text:p>
      <text:list xml:id="list336146593" text:style-name="L46">
        <text:list-item>
          <text:p text:style-name="P33">A – Neural Networks</text:p>
        </text:list-item>
        <text:list-item>
          <text:p text:style-name="P33">B – Generating Adversarial Examples</text:p>
          <text:list>
            <text:list-item>
              <text:p text:style-name="P34">Types of Norms</text:p>
            </text:list-item>
            <text:list-item>
              <text:p text:style-name="P35">Eleven types of attack</text:p>
            </text:list-item>
          </text:list>
        </text:list-item>
      </text:list>
      <text:list xml:id="list2780085786" text:style-name="L44">
        <text:list-item>
          <text:p text:style-name="P32"><text:span text:style-name="T30">C</text:span> – Other robustification techniques </text:p>
          <text:list>
            <text:list-item>
              <text:p text:style-name="P32">Adversarial Training</text:p>
            </text:list-item>
            <text:list-item>
              <text:p text:style-name="P32">Gradient Masking</text:p>
              <text:list>
                <text:list-item>
                  <text:p text:style-name="P36">Defensive Distillation defeated [6, 33]</text:p>
                </text:list-item>
              </text:list>
            </text:list-item>
            <text:list-item>
              <text:p text:style-name="P37">Input Transformation</text:p>
            </text:list-item>
          </text:list>
        </text:list-item>
        <text:list-item>
          <text:p text:style-name="P38">D – Detecting Adversarial Examples</text:p>
          <text:list>
            <text:list-item>
              <text:p text:style-name="P38">[25, 11, 9]</text:p>
            </text:list-item>
            <text:list-item>
              <text:p text:style-name="P39">Sample statistics</text:p>
            </text:list-item>
            <text:list-item>
              <text:p text:style-name="P39">Training a Detector</text:p>
            </text:list-item>
            <text:list-item>
              <text:p text:style-name="P39">Prediction Inconsistency</text:p>
              <text:list>
                <text:list-item>
                  <text:p text:style-name="P39">Comparing different model outputs</text:p>
                </text:list-item>
              </text:list>
            </text:list-item>
          </text:list>
        </text:list-item>
      </text:list>
      <text:p text:style-name="P40">3. Feature Squeezing</text:p>
      <text:list xml:id="list3546252705" text:style-name="L47">
        <text:list-item>
          <text:p text:style-name="P41">A – Colour Depth</text:p>
          <text:list>
            <text:list-item>
              <text:p text:style-name="P41"/>
            </text:list-item>
          </text:list>
        </text:list-item>
      </text:list>
      <text:h text:style-name="Heading_20_3" text:outline-level="3"><text:bookmark-start text:name="__RefHeading___Toc1901_1450264214"/>11: Adversarial example defense: Ensembles of weak defenses are not strong<text:bookmark-end text:name="__RefHeading___Toc1901_1450264214"/></text:h>
      <text:p text:style-name="P21"><text:span text:style-name="T10">I</text:span><text:span text:style-name="T6">ntroduction:</text:span></text:p>
      <text:list xml:id="list3134568256" text:style-name="L32">
        <text:list-item>
          <text:p text:style-name="P130">…</text:p>
        </text:list-item>
      </text:list>
      <text:p text:style-name="P131"/>
      <text:h text:style-name="Heading_20_3" text:outline-level="3"><text:bookmark-start text:name="__RefHeading___Toc1903_1450264214"/>12: Do deep nets really need to be deep?<text:bookmark-end text:name="__RefHeading___Toc1903_1450264214"/></text:h>
      <text:p text:style-name="P132">1. Introduction:</text:p>
      <text:list xml:id="list1377739826" text:style-name="L38">
        <text:list-item>
          <text:p text:style-name="P133"/>
        </text:list-item>
      </text:list>
      <text:h text:style-name="Heading_20_3" text:outline-level="3"><text:bookmark-start text:name="__RefHeading___Toc1905_1450264214"/>13: Distilling the knowledge in a neural network<text:bookmark-end text:name="__RefHeading___Toc1905_1450264214"/></text:h>
      <text:p text:style-name="P132">1. Introduction:</text:p>
      <text:list xml:id="list3699060046" text:style-name="L39">
        <text:list-item>
          <text:p text:style-name="P134"/>
        </text:list-item>
      </text:list>
      <text:p text:style-name="P132"/>
      <text:h text:style-name="Heading_20_3" text:outline-level="3">14: A survey of safety and trustworthiness of deep neural networks: Verification, testing, adversarial attack and defence, and interpretability</text:h>
      <text:p text:style-name="P42">6. Adversarial Attack and Defence</text:p>
      <text:list xml:id="list2003770470" text:style-name="L48">
        <text:list-item>
          <text:p text:style-name="P43">Attacks</text:p>
          <text:list>
            <text:list-item>
              <text:p text:style-name="P44">Limited-Memory BFGS Algorithm</text:p>
            </text:list-item>
            <text:list-item>
              <text:p text:style-name="P44">Fast Gradient Sign Method (FGSM)</text:p>
            </text:list-item>
            <text:list-item>
              <text:p text:style-name="P45">Jacobian Saliency Map based Attack (JSMA)</text:p>
            </text:list-item>
            <text:list-item>
              <text:p text:style-name="P45">DeepFool</text:p>
            </text:list-item>
            <text:list-item>
              <text:p text:style-name="P46">Carlini &amp; Wagner</text:p>
            </text:list-item>
            <text:list-item>
              <text:p text:style-name="P47">Etc.</text:p>
            </text:list-item>
          </text:list>
        </text:list-item>
        <text:list-item>
          <text:p text:style-name="P47">Adversarial Defence</text:p>
          <text:list>
            <text:list-item>
              <text:p text:style-name="P48">Adversarial Training</text:p>
            </text:list-item>
            <text:list-item>
              <text:p text:style-name="P48">Defensive Distillation</text:p>
            </text:list-item>
            <text:list-item>
              <text:p text:style-name="P48">Dimensionality Reduction</text:p>
            </text:list-item>
            <text:list-item>
              <text:p text:style-name="P49">Input Transformations</text:p>
            </text:list-item>
            <text:list-item>
              <text:p text:style-name="P49">Combining Input Discretisation with Adversarial Training</text:p>
            </text:list-item>
            <text:list-item>
              <text:p text:style-name="P49">Activation Transformations</text:p>
            </text:list-item>
            <text:list-item>
              <text:p text:style-name="P49">Characterisation of Adversarial Region</text:p>
            </text:list-item>
            <text:list-item>
              <text:p text:style-name="P49"><text:soft-page-break/>Defence against Data Poisoning Attack</text:p>
            </text:list-item>
            <text:list-item>
              <text:p text:style-name="P49">Certified Adversarial Defence</text:p>
              <text:list>
                <text:list-item>
                  <text:p text:style-name="P49">Robustness through Regularisation in Training</text:p>
                </text:list-item>
                <text:list-item>
                  <text:p text:style-name="P49">Robustness through Training Objective</text:p>
                </text:list-item>
              </text:list>
            </text:list-item>
          </text:list>
        </text:list-item>
      </text:list>
      <text:p text:style-name="P50">8. Future Challenges</text:p>
      <text:list xml:id="list2617501842" text:style-name="L49">
        <text:list-item>
          <text:p text:style-name="P51">Improvement to Robustness</text:p>
        </text:list-item>
      </text:list>
      <text:h text:style-name="P155" text:outline-level="3"/>
      <text:h text:style-name="P156" text:outline-level="3"><text:bookmark-start text:name="__RefHeading___Toc1797_287525700"/>Papers to Read<text:bookmark-end text:name="__RefHeading___Toc1797_287525700"/></text:h>
      <text:p text:style-name="P8">Robustification Techniques (Lightweight?)</text:p>
      <text:list xml:id="list3908082934" text:style-name="L33">
        <text:list-item>
          <text:p text:style-name="P75">Towards deep neural network architectures robust to adversarial examples. <text:span text:style-name="T17">(2014)</text:span></text:p>
        </text:list-item>
        <text:list-item>
          <text:p text:style-name="P77">Distillation as a defense to adversarial perturbations against deep neural networks <text:span text:style-name="T17">(2016)</text:span></text:p>
        </text:list-item>
        <text:list-item>
          <text:p text:style-name="P75">A theoretical framework for robustness of (deep) classifiers against adversarial examples <text:span text:style-name="T17">(2016)</text:span></text:p>
        </text:list-item>
        <text:list-item>
          <text:p text:style-name="P77">Feature squeezing: Detecting adversarial examples in deep neural networks. <text:span text:style-name="T17">(2017)</text:span></text:p>
        </text:list-item>
        <text:list-item>
          <text:p text:style-name="P75">Explaining and harnessing adversarial examples <text:span text:style-name="T17">(2014)</text:span></text:p>
        </text:list-item>
        <text:list-item>
          <text:p text:style-name="P75">Adversarial logit pairing <text:span text:style-name="T17">(2018)</text:span></text:p>
        </text:list-item>
        <text:list-item>
          <text:p text:style-name="P80"><text:span text:style-name="T1">Towards deep learning models resistant to adversarial attacks </text:span><text:span text:style-name="T12">(2017)</text:span></text:p>
        </text:list-item>
        <text:list-item>
          <text:p text:style-name="P78">Adversarial example defense: Ensembles of weak defenses are not strong</text:p>
        </text:list-item>
      </text:list>
      <text:p text:style-name="P13"/>
      <text:h text:style-name="P154" text:outline-level="3"><text:bookmark-start text:name="__RefHeading___Toc1799_287525700"/><text:span text:style-name="T31">General </text:span>Notes<text:bookmark-end text:name="__RefHeading___Toc1799_287525700"/></text:h>
      <text:p text:style-name="P15"/>
      <text:list xml:id="list3596076347" text:style-name="L34">
        <text:list-item>
          <text:p text:style-name="P135">Robustification Techniques [6, 16, 39, 56, 61] from Physical Adversarial Attacks on an Aerial Imagery</text:p>
          <text:list>
            <text:list-item>
              <text:p text:style-name="P136">Model Switching (Transferability…)</text:p>
            </text:list-item>
            <text:list-item>
              <text:p text:style-name="P136">Retraining with patched dataset? [15, 22, 26, 31] <text:span text:style-name="T13">from Physical Adversarial Attacks on an Aerial Imagery</text:span></text:p>
            </text:list-item>
            <text:list-item>
              <text:p text:style-name="P136">Modify specific layers?</text:p>
            </text:list-item>
          </text:list>
        </text:list-item>
        <text:list-item>
          <text:p text:style-name="P136">Applying to aerial imagery [9, 10] <text:span text:style-name="T13">from Physical Adversarial Attacks on an Aerial Imagery</text:span></text:p>
        </text:list-item>
        <text:list-item>
          <text:p text:style-name="P136">Attacking and applying defences to Lightweight models</text:p>
        </text:list-item>
        <text:list-item>
          <text:p text:style-name="P136">Lightweight Models. Aerial / Satellite Imagery</text:p>
          <text:list>
            <text:list-item>
              <text:p text:style-name="P136">Generate attacks: More prone? Transferable attacks. Novel.</text:p>
            </text:list-item>
            <text:list-item>
              <text:p text:style-name="P136">Implement Defence<text:span text:style-name="T13">s</text:span></text:p>
            </text:list-item>
            <text:list-item>
              <text:p text:style-name="P136">Object Detectors (instead of just classifiers)</text:p>
            </text:list-item>
          </text:list>
        </text:list-item>
        <text:list-item>
          <text:p text:style-name="P136"/>
        </text:list-item>
        <text:list-item>
          <text:p text:style-name="P139"><text:span text:style-name="T3">Generate</text:span><text:span text:style-name="T2"> and </text:span><text:span text:style-name="T3">defend</text:span><text:span text:style-name="T2"> from </text:span><text:span text:style-name="T3">transferable</text:span><text:span text:style-name="T2"> adversarial </text:span><text:span text:style-name="T3">attacks</text:span><text:span text:style-name="T2"> against </text:span><text:span text:style-name="T3">lightweight</text:span><text:span text:style-name="T2"> </text:span><text:span text:style-name="T3">aerial</text:span><text:span text:style-name="T2"> imagery </text:span><text:span text:style-name="T3">segmentation</text:span><text:span text:style-name="T2"> object </text:span><text:span text:style-name="T3">detectors</text:span><text:span text:style-name="T2"> attempting </text:span><text:span text:style-name="T3">misclassification</text:span><text:span text:style-name="T2"> to </text:span><text:span text:style-name="T3">specific</text:span><text:span text:style-name="T2"> target </text:span><text:span text:style-name="T3">labels</text:span><text:span text:style-name="T2">. </text:span><text:span text:style-name="T4">SAR/Hyperspectral? Specific detectors?</text:span></text:p>
        </text:list-item>
        <text:list-item>
          <text:p text:style-name="P140"><text:span text:style-name="T4">T</text:span><text:span text:style-name="T2">ransferability between aerial running networks not researched.</text:span></text:p>
        </text:list-item>
        <text:list-item>
          <text:p text:style-name="P137">Robustifying aerial running networks not researched.</text:p>
        </text:list-item>
        <text:list-item>
          <text:p text:style-name="P138">Transfer learning transfers weights to identical network. Distillation <text:span text:style-name="T23">gives training data soft labels of probability vectors.</text:span></text:p>
        </text:list-item>
      </text:list>
      <text:p text:style-name="P12"/>
      <text:p text:style-name="P12"/>
      <text:h text:style-name="P154" text:outline-level="3"><text:bookmark-start text:name="__RefHeading___Toc3268_287525700"/>Summary of <text:span text:style-name="T15">Goals</text:span><text:bookmark-end text:name="__RefHeading___Toc3268_287525700"/></text:h>
      <text:p text:style-name="P16"/>
      <text:list xml:id="list270370459" text:style-name="L35">
        <text:list-item>
          <text:p text:style-name="P141">Generate <text:span text:style-name="T14">transferable </text:span>NN Attacks <text:span text:style-name="T14">attempting misclassification to specific target labels.</text:span></text:p>
        </text:list-item>
        <text:list-item>
          <text:p text:style-name="P141">Target <text:span text:style-name="T14">l</text:span>ightweight models (<text:span text:style-name="T14">running on satellites / aerial imagery)</text:span></text:p>
          <text:list>
            <text:list-item>
              <text:p text:style-name="P142">Quantisation, Pruning, Early Exiting, <text:span text:style-name="T19">Distillation</text:span></text:p>
            </text:list-item>
            <text:list-item>
              <text:p text:style-name="P142">Multiclass Segmentation, Hyperspectral/SAR?</text:p>
            </text:list-item>
          </text:list>
        </text:list-item>
        <text:list-item>
          <text:p text:style-name="P143">Robustify lightweight models against attacks</text:p>
          <text:list>
            <text:list-item>
              <text:p text:style-name="P144">Adversarial Training</text:p>
            </text:list-item>
            <text:list-item>
              <text:p text:style-name="P152">Gradient Masking</text:p>
              <text:list>
                <text:list-item>
                  <text:p text:style-name="P145">Distillation <text:span text:style-name="T19">as a defense</text:span></text:p>
                  <text:list>
                    <text:list-item>
                      <text:p text:style-name="P151">Allowing a model to better generalise by labelling training data with a probability vector outputted from previous training.</text:p>
                    </text:list-item>
                  </text:list>
                </text:list-item>
              </text:list>
            </text:list-item>
            <text:list-item>
              <text:p text:style-name="P146"><text:span text:style-name="T32">Dimensionality Reduction</text:span></text:p>
              <text:list>
                <text:list-item>
                  <text:p text:style-name="P146">Feature Squeezing</text:p>
                </text:list-item>
              </text:list>
            </text:list-item>
          </text:list>
        </text:list-item>
        <text:list-item>
          <text:p text:style-name="P147">Larger/Aerial datasets</text:p>
        </text:list-item>
      </text:list>
      <text:p text:style-name="P17"/>
      <text:p text:style-name="P17"/>
      <text:h text:style-name="P153" text:outline-level="3"/>
      <text:h text:style-name="P157" text:outline-level="3"><text:bookmark-start text:name="__RefHeading___Toc1907_1450264214"/>Resources<text:bookmark-end text:name="__RefHeading___Toc1907_1450264214"/></text:h>
      <text:p text:style-name="P18"/>
      <text:p text:style-name="P19">Datasets</text:p>
      <text:list xml:id="list2821220648" text:style-name="L36">
        <text:list-item>
          <text:p text:style-name="P148">DOTA</text:p>
        </text:list-item>
      </text:list>
      <text:p text:style-name="P14"/>
      <text:p text:style-name="P20">Conferences</text:p>
      <text:list xml:id="list1744817062" text:style-name="L37">
        <text:list-item>
          <text:p text:style-name="P149">DICTA</text:p>
        </text:list-item>
        <text:list-item>
          <text:p text:style-name="P149">IEEE</text:p>
        </text:list-item>
        <text:list-item>
          <text:p text:style-name="P149">CVPR</text:p>
        </text:list-item>
        <text:list-item>
          <text:p text:style-name="P150">ICL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4:54:09.149277979</meta:creation-date>
    <meta:generator>LibreOffice/6.0.7.3$Linux_X86_64 LibreOffice_project/00m0$Build-3</meta:generator>
    <dc:date>2022-02-02T16:43:14.419509085</dc:date>
    <meta:editing-duration>PT16H58M11S</meta:editing-duration>
    <meta:editing-cycles>127</meta:editing-cycles>
    <meta:document-statistic meta:table-count="0" meta:image-count="0" meta:object-count="0" meta:page-count="8" meta:paragraph-count="301" meta:word-count="1694" meta:character-count="11055" meta:non-whitespace-character-count="9831"/>
  </office:meta>
</office:document-meta>
</file>